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2.54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3.8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2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3.1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5.0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16.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15.5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4.3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cm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color="#ba131a" fo:font-size="18pt" style:font-size-asian="18pt" style:font-size-complex="18pt"/>
    </style:style>
    <style:style style:name="T1" style:family="text">
      <style:text-properties fo:color="#ba131a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3.042cm" svg:height="1.089cm" svg:x="2.458cm" svg:y="1.6cm">
          <draw:text-box>
            <text:p>等待链接</text:p>
          </draw:text-box>
        </draw:frame>
        <draw:frame draw:style-name="gr2" draw:text-style-name="P1" draw:layer="layout" svg:width="4.312cm" svg:height="1.089cm" svg:x="5.9cm" svg:y="1.6cm">
          <draw:text-box>
            <text:p>确定链接方式</text:p>
          </draw:text-box>
        </draw:frame>
        <draw:frame draw:style-name="gr3" draw:text-style-name="P1" draw:layer="layout" svg:width="4.947cm" svg:height="1.089cm" svg:x="14.753cm" svg:y="1.6cm">
          <draw:text-box>
            <text:p>进行对应的链接</text:p>
          </draw:text-box>
        </draw:frame>
        <draw:frame draw:style-name="gr4" draw:text-style-name="P1" draw:layer="layout" svg:width="1.772cm" svg:height="1.089cm" svg:x="24.728cm" svg:y="1.5cm">
          <draw:text-box>
            <text:p>通话</text:p>
          </draw:text-box>
        </draw:frame>
        <draw:frame draw:style-name="gr5" draw:text-style-name="P1" draw:layer="layout" svg:width="3.677cm" svg:height="1.089cm" svg:x="1cm" svg:y="0.511cm">
          <draw:text-box>
            <text:p>单点接听方</text:p>
          </draw:text-box>
        </draw:frame>
        <draw:frame draw:style-name="gr5" draw:text-style-name="P1" draw:layer="layout" svg:width="3.677cm" svg:height="1.089cm" svg:x="1.123cm" svg:y="2.911cm">
          <draw:text-box>
            <text:p>群组接听方</text:p>
          </draw:text-box>
        </draw:frame>
        <draw:frame draw:style-name="gr1" draw:text-style-name="P1" draw:layer="layout" svg:width="3.042cm" svg:height="1.089cm" svg:x="2.4cm" svg:y="4.4cm">
          <draw:text-box>
            <text:p>等待链接</text:p>
          </draw:text-box>
        </draw:frame>
        <draw:frame draw:style-name="gr6" draw:text-style-name="P1" draw:layer="layout" svg:width="4.312cm" svg:height="1.1cm" svg:x="19.795cm" svg:y="1.565cm">
          <draw:text-box>
            <text:p>确定对方姓名</text:p>
          </draw:text-box>
        </draw:frame>
        <draw:frame draw:style-name="gr7" draw:text-style-name="P1" draw:layer="layout" svg:width="4.4cm" svg:height="1.2cm" svg:x="6.2cm" svg:y="4.4cm">
          <draw:text-box>
            <text:p>进行链接</text:p>
          </draw:text-box>
        </draw:frame>
        <draw:frame draw:style-name="gr2" draw:text-style-name="P1" draw:layer="layout" svg:width="4.312cm" svg:height="1.089cm" svg:x="10.4cm" svg:y="4.388cm">
          <draw:text-box>
            <text:p>发送本端名字</text:p>
          </draw:text-box>
        </draw:frame>
        <draw:frame draw:style-name="gr2" draw:text-style-name="P1" draw:layer="layout" svg:width="4.312cm" svg:height="1.089cm" svg:x="10.1cm" svg:y="1.6cm">
          <draw:text-box>
            <text:p>发送本端名字</text:p>
          </draw:text-box>
        </draw:frame>
        <draw:frame draw:style-name="gr6" draw:text-style-name="P1" draw:layer="layout" svg:width="4.312cm" svg:height="1.1cm" svg:x="14.988cm" svg:y="4.4cm">
          <draw:text-box>
            <text:p>确定对方姓名</text:p>
          </draw:text-box>
        </draw:frame>
        <draw:frame draw:style-name="gr4" draw:text-style-name="P1" draw:layer="layout" svg:width="1.772cm" svg:height="1.089cm" svg:x="27cm" svg:y="1.6cm">
          <draw:text-box>
            <text:p>结束</text:p>
          </draw:text-box>
        </draw:frame>
        <draw:frame draw:style-name="gr5" draw:text-style-name="P1" draw:layer="layout" svg:width="3.677cm" svg:height="1.089cm" svg:x="0.923cm" svg:y="7.511cm">
          <draw:text-box>
            <text:p>单点发起方</text:p>
          </draw:text-box>
        </draw:frame>
        <draw:frame draw:style-name="gr1" draw:text-style-name="P1" draw:layer="layout" svg:width="3.042cm" svg:height="1.089cm" svg:x="2.158cm" svg:y="8.711cm">
          <draw:text-box>
            <text:p>发起链接</text:p>
          </draw:text-box>
        </draw:frame>
        <draw:frame draw:style-name="gr7" draw:text-style-name="P1" draw:layer="layout" svg:width="4.4cm" svg:height="1.2cm" svg:x="19.3cm" svg:y="8.9cm">
          <draw:text-box>
            <text:p>进行二次链接</text:p>
          </draw:text-box>
        </draw:frame>
        <draw:frame draw:style-name="gr2" draw:text-style-name="P1" draw:layer="layout" svg:width="4.312cm" svg:height="1.089cm" svg:x="5.8cm" svg:y="8.7cm">
          <draw:text-box>
            <text:p>确定链接方式</text:p>
          </draw:text-box>
        </draw:frame>
        <draw:frame draw:style-name="gr8" draw:text-style-name="P1" draw:layer="layout" svg:width="4.512cm" svg:height="1.927cm" svg:x="10.488cm" svg:y="8.8cm">
          <draw:text-box>
            <text:p>发送本端名字及链接方式</text:p>
          </draw:text-box>
        </draw:frame>
        <draw:frame draw:style-name="gr4" draw:text-style-name="P1" draw:layer="layout" svg:width="1.772cm" svg:height="1.089cm" svg:x="23.828cm" svg:y="8.8cm">
          <draw:text-box>
            <text:p>通话</text:p>
          </draw:text-box>
        </draw:frame>
        <draw:frame draw:style-name="gr4" draw:text-style-name="P1" draw:layer="layout" svg:width="1.772cm" svg:height="1.089cm" svg:x="26.6cm" svg:y="8.8cm">
          <draw:text-box>
            <text:p>结束</text:p>
          </draw:text-box>
        </draw:frame>
        <draw:frame draw:style-name="gr9" draw:text-style-name="P2" draw:layer="layout" svg:width="5.582cm" svg:height="1.089cm" svg:x="0.5cm" svg:y="6.111cm">
          <draw:text-box>
            <text:p><text:span text:style-name="T1">一次仅有一个链接</text:span></text:p>
          </draw:text-box>
        </draw:frame>
        <draw:frame draw:style-name="gr5" draw:text-style-name="P1" draw:layer="layout" svg:width="3.677cm" svg:height="1.089cm" svg:x="1.323cm" svg:y="10.311cm">
          <draw:text-box>
            <text:p>群组接听方</text:p>
          </draw:text-box>
        </draw:frame>
        <draw:frame draw:style-name="gr1" draw:text-style-name="P1" draw:layer="layout" svg:width="3.042cm" svg:height="1.089cm" svg:x="2.158cm" svg:y="12cm">
          <draw:text-box>
            <text:p>等待链接</text:p>
          </draw:text-box>
        </draw:frame>
        <draw:frame draw:style-name="gr7" draw:text-style-name="P1" draw:layer="layout" svg:width="4.4cm" svg:height="1.2cm" svg:x="5.985cm" svg:y="12.032cm">
          <draw:text-box>
            <text:p>进行链接</text:p>
          </draw:text-box>
        </draw:frame>
        <draw:frame draw:style-name="gr10" draw:text-style-name="P1" draw:layer="layout" svg:width="3.8cm" svg:height="2.765cm" svg:x="10.4cm" svg:y="12.1cm">
          <draw:text-box>
            <text:p>发送本端名字及是否为群组</text:p>
          </draw:text-box>
        </draw:frame>
        <draw:frame draw:style-name="gr10" draw:text-style-name="P1" draw:layer="layout" svg:width="4.022cm" svg:height="2.765cm" svg:x="15.378cm" svg:y="8.812cm">
          <draw:text-box>
            <text:p>接收对端名字及是否为群组</text:p>
          </draw:text-box>
        </draw:frame>
        <draw:frame draw:style-name="gr8" draw:text-style-name="P1" draw:layer="layout" svg:width="4.512cm" svg:height="1.927cm" svg:x="14.7cm" svg:y="12.473cm">
          <draw:text-box>
            <text:p>接收对端名字及链接方式</text:p>
          </draw:text-box>
        </draw:frame>
        <draw:frame draw:style-name="gr7" draw:text-style-name="P1" draw:layer="layout" svg:width="4.4cm" svg:height="1.2cm" svg:x="19.3cm" svg:y="12.8cm">
          <draw:text-box>
            <text:p>进行二次链接</text:p>
          </draw:text-box>
        </draw:frame>
        <draw:frame draw:style-name="gr4" draw:text-style-name="P1" draw:layer="layout" svg:width="1.772cm" svg:height="1.089cm" svg:x="23.728cm" svg:y="12.9cm">
          <draw:text-box>
            <text:p>通话</text:p>
          </draw:text-box>
        </draw:frame>
        <draw:frame draw:style-name="gr4" draw:text-style-name="P1" draw:layer="layout" svg:width="1.772cm" svg:height="1.089cm" svg:x="26.5cm" svg:y="13.1cm">
          <draw:text-box>
            <text:p>结束</text:p>
          </draw:text-box>
        </draw:frame>
        <draw:frame draw:style-name="gr4" draw:text-style-name="P1" draw:layer="layout" svg:width="1.772cm" svg:height="1.089cm" svg:x="1.8cm" svg:y="16.7cm">
          <draw:text-box>
            <text:p>通话</text:p>
          </draw:text-box>
        </draw:frame>
        <draw:frame draw:style-name="gr11" draw:text-style-name="P1" draw:layer="layout" svg:width="16.6cm" svg:height="1.927cm" svg:x="4.1cm" svg:y="16.7cm">
          <draw:text-box>
            <text:p>所属群组：发起人姓名：内容+：timestamp+‘\n’结束符</text:p>
          </draw:text-box>
        </draw:frame>
        <draw:frame draw:style-name="gr12" draw:text-style-name="P1" draw:layer="layout" svg:width="16.022cm" svg:height="1.1cm" svg:x="4.178cm" svg:y="18.2cm">
          <draw:text-box>
            <text:p>所属群组/对端姓名：发起人姓名：内容+‘\n’结束符</text:p>
          </draw:text-box>
        </draw:frame>
        <draw:frame draw:style-name="gr13" draw:text-style-name="P1" draw:layer="layout" svg:width="3.042cm" svg:height="1.089cm" svg:x="20.9cm" svg:y="16.8cm">
          <draw:text-box>
            <text:p>记录格式</text:p>
          </draw:text-box>
        </draw:frame>
        <draw:frame draw:style-name="gr13" draw:text-style-name="P1" draw:layer="layout" svg:width="3.042cm" svg:height="1.089cm" svg:x="21.109cm" svg:y="18.211cm">
          <draw:text-box>
            <text:p>传输格式</text:p>
          </draw:text-box>
        </draw:frame>
      </draw:page>
      <draw:page draw:name="page2" draw:style-name="dp1" draw:master-page-name="默认">
        <draw:frame draw:style-name="gr14" draw:text-style-name="P1" draw:layer="layout" svg:width="4.801cm" svg:height="1.089cm" svg:x="3.6cm" svg:y="2cm">
          <draw:text-box>
            <text:p>group内容格式</text:p>
          </draw:text-box>
        </draw:frame>
        <draw:frame draw:style-name="gr15" draw:text-style-name="P1" draw:layer="layout" svg:width="4.198cm" svg:height="0.962cm" svg:x="6.902cm" svg:y="4.8cm">
          <draw:text-box>
            <text:p>groupcontent</text:p>
          </draw:text-box>
        </draw:frame>
        <draw:frame draw:style-name="gr16" draw:text-style-name="P1" draw:layer="layout" svg:width="3.63cm" svg:height="0.962cm" svg:x="7.07cm" svg:y="6cm">
          <draw:text-box>
            <text:p>groupindex</text:p>
          </draw:text-box>
        </draw:frame>
        <draw:frame draw:style-name="gr17" draw:text-style-name="P1" draw:layer="layout" svg:width="21.3cm" svg:height="1.673cm" svg:x="6.7cm" svg:y="3.4cm">
          <draw:text-box>
            <text:p>Groupmember :hash key list member_name,join_in_order</text:p>
          </draw:text-box>
        </draw:frame>
        <draw:frame draw:style-name="gr13" draw:text-style-name="P1" draw:layer="layout" svg:width="10.063cm" svg:height="3.603cm" svg:x="4.4cm" svg:y="10.1cm">
          <draw:text-box>
            <text:p>展示（input and output）：</text:p>
            <text:p>1.是否记录前次输入者</text:p>
            <text:p>2.是否解析内容</text:p>
            <text:p>3.读端和写端是否一体：例如终端</text:p>
          </draw:text-box>
        </draw:frame>
        <draw:frame draw:style-name="gr13" draw:text-style-name="P1" draw:layer="layout" svg:width="11.968cm" svg:height="3.603cm" svg:x="15.237cm" svg:y="10.1cm">
          <draw:text-box>
            <text:p>展示（input and output）：</text:p>
            <text:p>1.应该记录前次输入者，这样才能做区别</text:p>
            <text:p>2.不应解析内容，功能应当保持纯粹</text:p>
            <text:p>3.不应一体，本质上，二者是没有联系的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08:57:08.348040058</meta:creation-date>
    <dc:date>2018-12-02T10:14:26.112638519</dc:date>
    <meta:editing-duration>PT6H28M17S</meta:editing-duration>
    <meta:editing-cycles>6</meta:editing-cycles>
    <meta:generator>LibreOffice/6.0.6.2$Linux_X86_64 LibreOffice_project/00m0$Build-2</meta:generator>
    <meta:document-statistic meta:object-count="41"/>
  </office:meta>
</office:document-meta>
</file>